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70c0" svg:stroke-opacity="100%" draw:stroke-linejoin="round" svg:stroke-linecap="round" draw:fill="none" fo:padding-top="0.16cm" fo:padding-bottom="0.16cm" fo:padding-left="0.285cm" fo:padding-right="0.285cm" draw:shadow="hidden"/>
    </style:style>
    <style:style style:name="gr2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186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b7dde8" draw:shadow="hidden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9.2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9.5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8.1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5.7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6cm" svg:stroke-color="#000000" draw:marker-start="Marker_5f_1" draw:marker-start-width="0.225cm" draw:marker-end="Marker_5f_2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4" style:family="graphic" style:parent-style-name="standard">
      <style:graphic-properties draw:stroke="none" draw:fill="none" draw:textarea-vertical-align="middle" fo:min-height="2.964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1.68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1.09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b7dde8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2" style:family="text"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3" style:family="text">
      <style:text-properties fo:color="#000000" style:font-name="Calibri1" fo:font-size="14pt" fo:background-color="#ffffff" style:font-name-asian="Calibri1" style:font-size-asian="14pt" style:font-name-complex="Calibri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32.3cm" svg:height="24.7cm" svg:x="5cm" svg:y="2.7cm" svg:viewBox="0 0 32301 24701" draw:points="0,24701 32301,24701 32301,0 0,0">
          <text:p/>
        </draw:polygon>
        <draw:g>
          <draw:line draw:style-name="gr2" draw:text-style-name="P1" draw:layer="layout" svg:x1="1.5cm" svg:y1="3.5cm" svg:x2="5cm" svg:y2="3.5cm">
            <text:p/>
          </draw:line>
          <draw:frame draw:style-name="gr3" draw:text-style-name="P1" draw:layer="layout" svg:width="2.469cm" svg:height="0.875cm" svg:x="2.015cm" svg:y="3.062cm">
            <draw:text-box>
              <text:p text:style-name="P2"><text:span text:style-name="T1">Ck/Re</text:span><text:span text:style-name="T1">set</text:span></text:p>
            </draw:text-box>
          </draw:frame>
        </draw:g>
        <draw:g>
          <draw:line draw:style-name="gr2" draw:text-style-name="P1" draw:layer="layout" svg:x1="1.5cm" svg:y1="3.95cm" svg:x2="5cm" svg:y2="3.95cm">
            <text:p/>
          </draw:line>
          <draw:frame draw:style-name="gr3" draw:text-style-name="P1" draw:layer="layout" svg:width="2.469cm" svg:height="0.875cm" svg:x="2.015cm" svg:y="3.513cm">
            <draw:text-box>
              <text:p text:style-name="P2"><text:span text:style-name="T1">Vdd/Vss</text:span></text:p>
            </draw:text-box>
          </draw:frame>
        </draw:g>
        <draw:g>
          <draw:line draw:style-name="gr2" draw:text-style-name="P1" draw:layer="layout" svg:x1="1.5cm" svg:y1="6.963cm" svg:x2="5cm" svg:y2="6.963cm">
            <text:p/>
          </draw:line>
          <draw:frame draw:style-name="gr3" draw:text-style-name="P1" draw:layer="layout" svg:width="2.469cm" svg:height="0.875cm" svg:x="2.015cm" svg:y="6.262cm">
            <draw:text-box>
              <text:p text:style-name="P2"><text:span text:style-name="T1">ic_inst</text:span></text:p>
            </draw:text-box>
          </draw:frame>
        </draw:g>
        <draw:g>
          <draw:line draw:style-name="gr2" draw:text-style-name="P1" draw:layer="layout" svg:x1="1.5cm" svg:y1="7.7cm" svg:x2="5cm" svg:y2="7.7cm">
            <text:p/>
          </draw:line>
          <draw:frame draw:style-name="gr3" draw:text-style-name="P1" draw:layer="layout" svg:width="2.469cm" svg:height="0.875cm" svg:x="2.015cm" svg:y="6.999cm">
            <draw:text-box>
              <text:p text:style-name="P2"><text:span text:style-name="T1">ic_stall</text:span></text:p>
            </draw:text-box>
          </draw:frame>
        </draw:g>
        <draw:g>
          <draw:line draw:style-name="gr2" draw:text-style-name="P1" draw:layer="layout" svg:x1="1.5cm" svg:y1="26.3cm" svg:x2="5cm" svg:y2="26.3cm">
            <text:p/>
          </draw:line>
          <draw:frame draw:style-name="gr4" draw:text-style-name="P1" draw:layer="layout" svg:width="2.469cm" svg:height="1.468cm" svg:x="2.165cm" svg:y="25.566cm">
            <draw:text-box>
              <text:p text:style-name="P2"><text:span text:style-name="T1">dc_data</text:span></text:p>
              <text:p text:style-name="P2"><text:span text:style-name="T1">dc_stall</text:span></text:p>
            </draw:text-box>
          </draw:frame>
        </draw:g>
        <draw:g>
          <draw:g>
            <draw:polygon draw:style-name="gr5" draw:text-style-name="P3" draw:layer="layout" svg:width="3.2cm" svg:height="9.5cm" svg:x="7.3cm" svg:y="5.7cm" svg:viewBox="0 0 3201 9501" draw:points="0,9501 3201,9501 3201,0 0,0">
              <text:p/>
            </draw:polygon>
            <draw:polygon draw:style-name="gr6" draw:text-style-name="P1" draw:layer="layout" svg:width="3.2cm" svg:height="9.5cm" svg:x="7.3cm" svg:y="5.7cm" svg:viewBox="0 0 3201 9501" draw:points="0,9501 3201,9501 3201,0 0,0">
              <text:p/>
            </draw:polygon>
          </draw:g>
          <draw:frame draw:style-name="gr7" draw:text-style-name="P1" draw:layer="layout" svg:width="3.2cm" svg:height="9.5cm" svg:x="7.3cm" svg:y="5.7cm">
            <draw:text-box>
              <text:p text:style-name="P2"><text:span text:style-name="T2">FETCH</text:span></text:p>
            </draw:text-box>
          </draw:frame>
        </draw:g>
        <draw:g>
          <draw:g>
            <draw:polygon draw:style-name="gr5" draw:text-style-name="P3" draw:layer="layout" svg:width="3.2cm" svg:height="19.8cm" svg:x="14cm" svg:y="5.7cm" svg:viewBox="0 0 3201 19801" draw:points="0,19801 3201,19801 3201,0 0,0">
              <text:p/>
            </draw:polygon>
            <draw:polygon draw:style-name="gr6" draw:text-style-name="P1" draw:layer="layout" svg:width="3.2cm" svg:height="19.8cm" svg:x="14cm" svg:y="5.7cm" svg:viewBox="0 0 3201 19801" draw:points="0,19801 3201,19801 3201,0 0,0">
              <text:p/>
            </draw:polygon>
          </draw:g>
          <draw:frame draw:style-name="gr8" draw:text-style-name="P1" draw:layer="layout" svg:width="3.2cm" svg:height="19.8cm" svg:x="14cm" svg:y="5.7cm">
            <draw:text-box>
              <text:p text:style-name="P2"><text:span text:style-name="T2">DECOD</text:span></text:p>
            </draw:text-box>
          </draw:frame>
        </draw:g>
        <draw:g>
          <draw:g>
            <draw:polygon draw:style-name="gr5" draw:text-style-name="P3" draw:layer="layout" svg:width="3.2cm" svg:height="18.4cm" svg:x="23.6cm" svg:y="5.7cm" svg:viewBox="0 0 3201 18401" draw:points="0,18401 3201,18401 3201,0 0,0">
              <text:p/>
            </draw:polygon>
            <draw:polygon draw:style-name="gr6" draw:text-style-name="P1" draw:layer="layout" svg:width="3.2cm" svg:height="18.4cm" svg:x="23.6cm" svg:y="5.7cm" svg:viewBox="0 0 3201 18401" draw:points="0,18401 3201,18401 3201,0 0,0">
              <text:p/>
            </draw:polygon>
          </draw:g>
          <draw:frame draw:style-name="gr9" draw:text-style-name="P1" draw:layer="layout" svg:width="3.2cm" svg:height="18.4cm" svg:x="23.6cm" svg:y="5.7cm">
            <draw:text-box>
              <text:p text:style-name="P2"><text:span text:style-name="T2">EXEC</text:span></text:p>
            </draw:text-box>
          </draw:frame>
        </draw:g>
        <draw:g>
          <draw:g>
            <draw:polygon draw:style-name="gr5" draw:text-style-name="P3" draw:layer="layout" svg:width="3.2cm" svg:height="16cm" svg:x="31.4cm" svg:y="10.7cm" svg:viewBox="0 0 3201 16001" draw:points="0,16001 3201,16001 3201,0 0,0">
              <text:p/>
            </draw:polygon>
            <draw:polygon draw:style-name="gr6" draw:text-style-name="P1" draw:layer="layout" svg:width="3.2cm" svg:height="16cm" svg:x="31.4cm" svg:y="10.7cm" svg:viewBox="0 0 3201 16001" draw:points="0,16001 3201,16001 3201,0 0,0">
              <text:p/>
            </draw:polygon>
          </draw:g>
          <draw:frame draw:style-name="gr10" draw:text-style-name="P1" draw:layer="layout" svg:width="3.2cm" svg:height="16cm" svg:x="31.4cm" svg:y="10.7cm">
            <draw:text-box>
              <text:p text:style-name="P2"><text:span text:style-name="T2">MEM</text:span></text:p>
            </draw:text-box>
          </draw:frame>
        </draw:g>
        <draw:line draw:style-name="gr6" draw:text-style-name="P1" draw:layer="layout" svg:x1="5cm" svg:y1="3.5cm" svg:x2="25.499cm" svg:y2="3.5cm">
          <text:p/>
        </draw:line>
        <draw:line draw:style-name="gr11" draw:text-style-name="P1" draw:layer="layout" svg:x1="9.5cm" svg:y1="3.4cm" svg:x2="9.5cm" svg:y2="5.7cm">
          <text:p/>
        </draw:line>
        <draw:line draw:style-name="gr6" draw:text-style-name="P1" draw:layer="layout" svg:x1="5cm" svg:y1="3.95cm" svg:x2="32.999cm" svg:y2="3.95cm">
          <text:p/>
        </draw:line>
        <draw:line draw:style-name="gr11" draw:text-style-name="P1" draw:layer="layout" svg:x1="8.8cm" svg:y1="3.9cm" svg:x2="8.8cm" svg:y2="5.7cm">
          <text:p/>
        </draw:line>
        <draw:line draw:style-name="gr11" draw:text-style-name="P1" draw:layer="layout" svg:x1="15cm" svg:y1="3.9cm" svg:x2="15cm" svg:y2="5.699cm">
          <text:p/>
        </draw:line>
        <draw:line draw:style-name="gr11" draw:text-style-name="P1" draw:layer="layout" svg:x1="15.8cm" svg:y1="3.401cm" svg:x2="15.8cm" svg:y2="5.7cm">
          <text:p/>
        </draw:line>
        <draw:line draw:style-name="gr11" draw:text-style-name="P1" draw:layer="layout" svg:x1="24.5cm" svg:y1="3.85cm" svg:x2="24.5cm" svg:y2="5.7cm">
          <text:p/>
        </draw:line>
        <draw:line draw:style-name="gr11" draw:text-style-name="P1" draw:layer="layout" svg:x1="25.5cm" svg:y1="3.4cm" svg:x2="25.5cm" svg:y2="5.699cm">
          <text:p/>
        </draw:line>
        <draw:line draw:style-name="gr11" draw:text-style-name="P1" draw:layer="layout" svg:x1="33cm" svg:y1="3.8cm" svg:x2="33cm" svg:y2="10.7cm">
          <text:p/>
        </draw:line>
        <draw:line draw:style-name="gr2" draw:text-style-name="P1" draw:layer="layout" svg:x1="5cm" svg:y1="6.963cm" svg:x2="7.3cm" svg:y2="6.963cm">
          <text:p/>
        </draw:line>
        <draw:line draw:style-name="gr2" draw:text-style-name="P1" draw:layer="layout" svg:x1="5cm" svg:y1="7.7cm" svg:x2="7.299cm" svg:y2="7.7cm">
          <text:p/>
        </draw:line>
        <draw:g>
          <draw:line draw:style-name="gr2" draw:text-style-name="P1" draw:layer="layout" svg:x1="10.5cm" svg:y1="8.11cm" svg:x2="14cm" svg:y2="8.11cm">
            <text:p/>
          </draw:line>
          <draw:frame draw:style-name="gr12" draw:text-style-name="P1" draw:layer="layout" svg:width="3.5cm" svg:height="0.779cm" svg:x="10.5cm" svg:y="7.721cm">
            <draw:text-box>
              <text:p text:style-name="P2"><text:span text:style-name="T3">if2dec_empty</text:span></text:p>
            </draw:text-box>
          </draw:frame>
        </draw:g>
        <draw:g>
          <draw:line draw:style-name="gr2" draw:text-style-name="P1" draw:layer="layout" svg:x1="10.5cm" svg:y1="13.51cm" svg:x2="14cm" svg:y2="13.51cm">
            <text:p/>
          </draw:line>
          <draw:frame draw:style-name="gr12" draw:text-style-name="P1" draw:layer="layout" svg:width="3.5cm" svg:height="0.779cm" svg:x="10.5cm" svg:y="13.121cm">
            <draw:text-box>
              <text:p text:style-name="P2"><text:span text:style-name="T3">if2dec_pop</text:span></text:p>
            </draw:text-box>
          </draw:frame>
        </draw:g>
        <draw:g>
          <draw:line draw:style-name="gr2" draw:text-style-name="P1" draw:layer="layout" svg:x1="10.5cm" svg:y1="8.81cm" svg:x2="14cm" svg:y2="8.81cm">
            <text:p/>
          </draw:line>
          <draw:frame draw:style-name="gr12" draw:text-style-name="P1" draw:layer="layout" svg:width="3.5cm" svg:height="0.779cm" svg:x="10.5cm" svg:y="8.421cm">
            <draw:text-box>
              <text:p text:style-name="P2"><text:span text:style-name="T3">if_ir</text:span></text:p>
            </draw:text-box>
          </draw:frame>
        </draw:g>
        <draw:g>
          <draw:line draw:style-name="gr13" draw:text-style-name="P1" draw:layer="layout" svg:x1="10.5cm" svg:y1="12.11cm" svg:x2="14cm" svg:y2="12.11cm">
            <text:p/>
          </draw:line>
          <draw:frame draw:style-name="gr12" draw:text-style-name="P1" draw:layer="layout" svg:width="3.5cm" svg:height="0.779cm" svg:x="10.5cm" svg:y="11.721cm">
            <draw:text-box>
              <text:p text:style-name="P2"><text:span text:style-name="T3">dec2if_empty</text:span></text:p>
            </draw:text-box>
          </draw:frame>
        </draw:g>
        <draw:g>
          <draw:line draw:style-name="gr13" draw:text-style-name="P1" draw:layer="layout" svg:x1="10.5cm" svg:y1="9.489cm" svg:x2="14cm" svg:y2="9.489cm">
            <text:p/>
          </draw:line>
          <draw:frame draw:style-name="gr12" draw:text-style-name="P1" draw:layer="layout" svg:width="3.5cm" svg:height="0.779cm" svg:x="10.5cm" svg:y="9.1cm">
            <draw:text-box>
              <text:p text:style-name="P2"><text:span text:style-name="T3">dec2if_pop</text:span></text:p>
            </draw:text-box>
          </draw:frame>
        </draw:g>
        <draw:g>
          <draw:line draw:style-name="gr13" draw:text-style-name="P1" draw:layer="layout" svg:x1="10.5cm" svg:y1="12.83cm" svg:x2="14cm" svg:y2="12.83cm">
            <text:p/>
          </draw:line>
          <draw:frame draw:style-name="gr12" draw:text-style-name="P1" draw:layer="layout" svg:width="3.5cm" svg:height="0.779cm" svg:x="10.5cm" svg:y="12.441cm">
            <draw:text-box>
              <text:p text:style-name="P2"><text:span text:style-name="T3">dec_p</text:span><text:span text:style-name="T3">c</text:span></text:p>
            </draw:text-box>
          </draw:frame>
        </draw:g>
        <draw:g>
          <draw:line draw:style-name="gr2" draw:text-style-name="P1" draw:layer="layout" svg:x1="17.2cm" svg:y1="6.3cm" svg:x2="23.6cm" svg:y2="6.3cm">
            <text:p/>
          </draw:line>
          <draw:frame draw:style-name="gr12" draw:text-style-name="P1" draw:layer="layout" svg:width="6.4cm" svg:height="3.159cm" svg:x="17.2cm" svg:y="4.721cm">
            <draw:text-box>
              <text:p text:style-name="P2"><text:span text:style-name="T3">dec_o</text:span><text:span text:style-name="T3">p1</text:span></text:p>
              <text:p text:style-name="P2"><text:span text:style-name="T3">dec_o</text:span><text:span text:style-name="T3">p2</text:span></text:p>
              <text:p text:style-name="P2"><text:span text:style-name="T3">dec_e</text:span><text:span text:style-name="T3">xe_ds</text:span><text:span text:style-name="T3">t</text:span></text:p>
              <text:p text:style-name="P2"><text:span text:style-name="T3">dec_e</text:span><text:span text:style-name="T3">xe_w</text:span><text:span text:style-name="T3">b</text:span></text:p>
              <text:p text:style-name="P2"><text:span text:style-name="T3">dec_fl</text:span><text:span text:style-name="T3">ag_w</text:span><text:span text:style-name="T3">b</text:span></text:p>
            </draw:text-box>
          </draw:frame>
        </draw:g>
        <draw:g>
          <draw:line draw:style-name="gr2" draw:text-style-name="P1" draw:layer="layout" svg:x1="17.2cm" svg:y1="10.129cm" svg:x2="23.6cm" svg:y2="10.129cm">
            <text:p/>
          </draw:line>
          <draw:frame draw:style-name="gr12" draw:text-style-name="P1" draw:layer="layout" svg:width="6.4cm" svg:height="4.349cm" svg:x="17.2cm" svg:y="7.955cm">
            <draw:text-box>
              <text:p text:style-name="P2"><text:span text:style-name="T3">dec_shift_lsl</text:span></text:p>
              <text:p text:style-name="P2"><text:span text:style-name="T3">dec_shift_lsr</text:span></text:p>
              <text:p text:style-name="P2"><text:span text:style-name="T3">dec_shift_asr</text:span></text:p>
              <text:p text:style-name="P2"><text:span text:style-name="T3">dec_shift_ror</text:span></text:p>
              <text:p text:style-name="P2"><text:span text:style-name="T3">dec_shift_rrx</text:span></text:p>
              <text:p text:style-name="P2"><text:span text:style-name="T3">dec_shift_val</text:span></text:p>
              <text:p text:style-name="P2"><text:span text:style-name="T3">dec_cy</text:span></text:p>
            </draw:text-box>
          </draw:frame>
        </draw:g>
        <draw:g>
          <draw:line draw:style-name="gr2" draw:text-style-name="P1" draw:layer="layout" svg:x1="17.2cm" svg:y1="14.4cm" svg:x2="23.6cm" svg:y2="14.4cm">
            <text:p/>
          </draw:line>
          <draw:frame draw:style-name="gr12" draw:text-style-name="P1" draw:layer="layout" svg:width="6.4cm" svg:height="4.349cm" svg:x="17.2cm" svg:y="12.226cm">
            <draw:text-box>
              <text:p text:style-name="P2"><text:span text:style-name="T3">dec_comp_op1</text:span></text:p>
              <text:p text:style-name="P2"><text:span text:style-name="T3">dec_comp_op2</text:span></text:p>
              <text:p text:style-name="P2"><text:span text:style-name="T3">dec_alu_cy</text:span></text:p>
              <text:p text:style-name="P2"><text:span text:style-name="T3">dec_alu_add</text:span></text:p>
              <text:p text:style-name="P2"><text:span text:style-name="T3">dec_alu_and</text:span></text:p>
              <text:p text:style-name="P2"><text:span text:style-name="T3">dec_alu_or</text:span></text:p>
              <text:p text:style-name="P2"><text:span text:style-name="T3">dec_alu_xor</text:span></text:p>
            </draw:text-box>
          </draw:frame>
        </draw:g>
        <draw:g>
          <draw:line draw:style-name="gr2" draw:text-style-name="P1" draw:layer="layout" svg:x1="37.355cm" svg:y1="4.7cm" svg:x2="40.855cm" svg:y2="4.7cm">
            <text:p/>
          </draw:line>
          <draw:frame draw:style-name="gr4" draw:text-style-name="P1" draw:layer="layout" svg:width="2.764cm" svg:height="1.468cm" svg:x="37.723cm" svg:y="3.966cm">
            <draw:text-box>
              <text:p text:style-name="P2"><text:span text:style-name="T1">ic_adr</text:span></text:p>
              <text:p text:style-name="P2"><text:span text:style-name="T1">if_adr_valid</text:span></text:p>
            </draw:text-box>
          </draw:frame>
        </draw:g>
        <draw:g>
          <draw:line draw:style-name="gr2" draw:text-style-name="P1" draw:layer="layout" svg:x1="37.3cm" svg:y1="18.5cm" svg:x2="40.8cm" svg:y2="18.5cm">
            <text:p/>
          </draw:line>
          <draw:frame draw:style-name="gr14" draw:text-style-name="P1" draw:layer="layout" svg:width="2.573cm" svg:height="3.246cm" svg:x="37.864cm" svg:y="16.877cm">
            <draw:text-box>
              <text:p text:style-name="P2"><text:span text:style-name="T1">m</text:span><text:span text:style-name="T1">e</text:span><text:span text:style-name="T1">m</text:span><text:span text:style-name="T1">_</text:span><text:span text:style-name="T1">a</text:span><text:span text:style-name="T1">dr</text:span></text:p>
              <text:p text:style-name="P2"><text:span text:style-name="T1">m</text:span><text:span text:style-name="T1">e</text:span><text:span text:style-name="T1">m</text:span><text:span text:style-name="T1">_s</text:span><text:span text:style-name="T1">t</text:span><text:span text:style-name="T1">w</text:span></text:p>
              <text:p text:style-name="P2"><text:span text:style-name="T1">m</text:span><text:span text:style-name="T1">e</text:span><text:span text:style-name="T1">m</text:span><text:span text:style-name="T1">_s</text:span><text:span text:style-name="T1">tb</text:span></text:p>
              <text:p text:style-name="P2"><text:span text:style-name="T1">m</text:span><text:span text:style-name="T1">e</text:span><text:span text:style-name="T1">m</text:span><text:span text:style-name="T1">_l</text:span><text:span text:style-name="T1">o</text:span><text:span text:style-name="T1">a</text:span><text:span text:style-name="T1">d</text:span></text:p>
              <text:p text:style-name="P2"><text:span text:style-name="T1">m</text:span><text:span text:style-name="T1">e</text:span><text:span text:style-name="T1">m</text:span><text:span text:style-name="T1">_</text:span><text:span text:style-name="T1">d</text:span><text:span text:style-name="T1">at</text:span><text:span text:style-name="T1">a</text:span></text:p>
            </draw:text-box>
          </draw:frame>
        </draw:g>
        <draw:line draw:style-name="gr2" draw:text-style-name="P1" draw:layer="layout" svg:x1="10.25cm" svg:y1="4.7cm" svg:x2="37.3cm" svg:y2="4.7cm">
          <text:p/>
        </draw:line>
        <draw:line draw:style-name="gr6" draw:text-style-name="P1" draw:layer="layout" svg:x1="10.25cm" svg:y1="5.7cm" svg:x2="10.25cm" svg:y2="4.7cm">
          <text:p/>
        </draw:line>
        <draw:g>
          <draw:line draw:style-name="gr2" draw:text-style-name="P1" draw:layer="layout" svg:x1="17.2cm" svg:y1="23.9cm" svg:x2="23.6cm" svg:y2="23.9cm">
            <text:p/>
          </draw:line>
          <draw:frame draw:style-name="gr12" draw:text-style-name="P1" draw:layer="layout" svg:width="6.4cm" svg:height="2.564cm" svg:x="17.2cm" svg:y="22.619cm">
            <draw:text-box>
              <text:p text:style-name="P2"><text:span text:style-name="T3">dec_mem_</text:span><text:span text:style-name="T3">lw</text:span></text:p>
              <text:p text:style-name="P2"><text:span text:style-name="T3">dec_mem_</text:span><text:span text:style-name="T3">lb</text:span></text:p>
              <text:p text:style-name="P2"><text:span text:style-name="T3">dec_mem_</text:span><text:span text:style-name="T3">sw</text:span></text:p>
              <text:p text:style-name="P2"><text:span text:style-name="T3">dec_mem_</text:span><text:span text:style-name="T3">sb</text:span></text:p>
            </draw:text-box>
          </draw:frame>
        </draw:g>
        <draw:g>
          <draw:line draw:style-name="gr13" draw:text-style-name="P1" draw:layer="layout" svg:x1="17.2cm" svg:y1="19.1cm" svg:x2="23.6cm" svg:y2="19.1cm">
            <text:p/>
          </draw:line>
          <draw:frame draw:style-name="gr12" draw:text-style-name="P1" draw:layer="layout" svg:width="6.4cm" svg:height="4.944cm" svg:x="17.2cm" svg:y="16.629cm">
            <draw:text-box>
              <text:p text:style-name="P2"><text:span text:style-name="T3">exe_res</text:span></text:p>
              <text:p text:style-name="P2"><text:span text:style-name="T3">exe_c</text:span></text:p>
              <text:p text:style-name="P2"><text:span text:style-name="T3">exe_v</text:span></text:p>
              <text:p text:style-name="P2"><text:span text:style-name="T3">exe_n</text:span></text:p>
              <text:p text:style-name="P2"><text:span text:style-name="T3">exe_z</text:span></text:p>
              <text:p text:style-name="P2"><text:span text:style-name="T3">exe_dest</text:span></text:p>
              <text:p text:style-name="P2"><text:span text:style-name="T3">exe_wb</text:span></text:p>
              <text:p text:style-name="P2"><text:span text:style-name="T3">exec_flag_wb</text:span></text:p>
            </draw:text-box>
          </draw:frame>
        </draw:g>
        <draw:g>
          <draw:line draw:style-name="gr2" draw:text-style-name="P1" draw:layer="layout" svg:x1="26.8cm" svg:y1="15.9cm" svg:x2="31.4cm" svg:y2="15.9cm">
            <text:p/>
          </draw:line>
          <draw:frame draw:style-name="gr12" draw:text-style-name="P1" draw:layer="layout" svg:width="4.6cm" svg:height="1.969cm" svg:x="26.8cm" svg:y="14.916cm">
            <draw:text-box>
              <text:p text:style-name="P2"><text:span text:style-name="T3">exe_mem_adr</text:span></text:p>
              <text:p text:style-name="P2"><text:span text:style-name="T3">exe_mem_dat</text:span><text:span text:style-name="T3">a</text:span></text:p>
              <text:p text:style-name="P2"><text:span text:style-name="T3">exe_mem_des</text:span><text:span text:style-name="T3">t</text:span></text:p>
            </draw:text-box>
          </draw:frame>
        </draw:g>
        <draw:g>
          <draw:line draw:style-name="gr13" draw:text-style-name="P1" draw:layer="layout" svg:x1="26.8cm" svg:y1="11.2cm" svg:x2="31.4cm" svg:y2="11.2cm">
            <text:p/>
          </draw:line>
          <draw:frame draw:style-name="gr15" draw:text-style-name="P4" draw:layer="layout" svg:width="4.6cm" svg:height="1.969cm" svg:x="26.8cm" svg:y="10.216cm">
            <draw:text-box>
              <text:p text:style-name="P2"><text:span text:style-name="T3">dec_mem_data</text:span></text:p>
              <text:p text:style-name="P2"><text:span text:style-name="T3">dec_mem_dest</text:span></text:p>
              <text:p text:style-name="P2"><text:span text:style-name="T3">dec_pre_index</text:span></text:p>
            </draw:text-box>
          </draw:frame>
        </draw:g>
        <draw:g>
          <draw:line draw:style-name="gr2" draw:text-style-name="P1" draw:layer="layout" svg:x1="17.2cm" svg:y1="21.85cm" svg:x2="23.6cm" svg:y2="21.85cm">
            <text:p/>
          </draw:line>
          <draw:frame draw:style-name="gr12" draw:text-style-name="P1" draw:layer="layout" svg:width="6.4cm" svg:height="0.779cm" svg:x="17.2cm" svg:y="21.461cm">
            <draw:text-box>
              <text:p text:style-name="P2"><text:span text:style-name="T3">dec2exe_em</text:span><text:span text:style-name="T3">pty</text:span></text:p>
            </draw:text-box>
          </draw:frame>
        </draw:g>
        <draw:g>
          <draw:line draw:style-name="gr13" draw:text-style-name="P1" draw:layer="layout" svg:x1="17.2cm" svg:y1="22.35cm" svg:x2="23.6cm" svg:y2="22.35cm">
            <text:p/>
          </draw:line>
          <draw:frame draw:style-name="gr12" draw:text-style-name="P1" draw:layer="layout" svg:width="6.4cm" svg:height="0.779cm" svg:x="17.2cm" svg:y="21.961cm">
            <draw:text-box>
              <text:p text:style-name="P2"><text:span text:style-name="T3">exe2dec_pop</text:span></text:p>
            </draw:text-box>
          </draw:frame>
        </draw:g>
        <draw:g>
          <draw:line draw:style-name="gr2" draw:text-style-name="P1" draw:layer="layout" svg:x1="26.8cm" svg:y1="22.5cm" svg:x2="31.4cm" svg:y2="22.5cm">
            <text:p/>
          </draw:line>
          <draw:frame draw:style-name="gr12" draw:text-style-name="P1" draw:layer="layout" svg:width="4.6cm" svg:height="2.564cm" svg:x="26.8cm" svg:y="21.219cm">
            <draw:text-box>
              <text:p text:style-name="P2"><text:span text:style-name="T3">exe_mem_lw</text:span></text:p>
              <text:p text:style-name="P2"><text:span text:style-name="T3">exe_mem_lb</text:span></text:p>
              <text:p text:style-name="P2"><text:span text:style-name="T3">exe_mem_sw</text:span></text:p>
              <text:p text:style-name="P2"><text:span text:style-name="T3">exe_mem_sb</text:span></text:p>
            </draw:text-box>
          </draw:frame>
        </draw:g>
        <draw:g>
          <draw:line draw:style-name="gr2" draw:text-style-name="P1" draw:layer="layout" svg:x1="26.8cm" svg:y1="12.9cm" svg:x2="31.4cm" svg:y2="12.9cm">
            <text:p/>
          </draw:line>
          <draw:frame draw:style-name="gr16" draw:text-style-name="P4" draw:layer="layout" svg:width="4.6cm" svg:height="1.374cm" svg:x="26.8cm" svg:y="12.214cm">
            <draw:text-box>
              <text:p text:style-name="P2"><text:span text:style-name="T3">exe2mem_empty</text:span></text:p>
            </draw:text-box>
          </draw:frame>
        </draw:g>
        <draw:g>
          <draw:line draw:style-name="gr13" draw:text-style-name="P1" draw:layer="layout" svg:x1="26.8cm" svg:y1="13.7cm" svg:x2="31.4cm" svg:y2="13.7cm">
            <text:p/>
          </draw:line>
          <draw:frame draw:style-name="gr12" draw:text-style-name="P1" draw:layer="layout" svg:width="4.6cm" svg:height="0.779cm" svg:x="26.8cm" svg:y="13.311cm">
            <draw:text-box>
              <text:p text:style-name="P2"><text:span text:style-name="T3">mem2exe_pop</text:span></text:p>
            </draw:text-box>
          </draw:frame>
        </draw:g>
        <draw:line draw:style-name="gr2" draw:text-style-name="P1" draw:layer="layout" svg:x1="34.6cm" svg:y1="18.5cm" svg:x2="37.3cm" svg:y2="18.5cm">
          <text:p/>
        </draw:line>
        <draw:line draw:style-name="gr6" draw:text-style-name="P1" draw:layer="layout" svg:x1="5cm" svg:y1="26.3cm" svg:x2="31.399cm" svg:y2="26.3cm">
          <text:p/>
        </draw:line>
        <draw:line draw:style-name="gr6" draw:text-style-name="P1" draw:layer="layout" svg:x1="26.801cm" svg:y1="22.5cm" svg:x2="23.6cm" svg:y2="23.901cm">
          <text:p/>
        </draw:line>
        <draw:g>
          <draw:line draw:style-name="gr13" draw:text-style-name="P1" draw:layer="layout" svg:x1="17.2cm" svg:y1="25.2cm" svg:x2="31.4cm" svg:y2="25.2cm">
            <text:p/>
          </draw:line>
          <draw:frame draw:style-name="gr12" draw:text-style-name="P1" draw:layer="layout" svg:width="14.2cm" svg:height="1.969cm" svg:x="17.2cm" svg:y="24.216cm">
            <draw:text-box>
              <text:p text:style-name="P2"><text:span text:style-name="T3">mem_res</text:span></text:p>
              <text:p text:style-name="P2"><text:span text:style-name="T3">mem_dest</text:span></text:p>
              <text:p text:style-name="P2"><text:span text:style-name="T3">mem_wb</text:span></text:p>
            </draw:text-box>
          </draw:frame>
        </draw:g>
        <draw:frame draw:style-name="gr17" draw:text-style-name="P1" draw:layer="layout" svg:width="2cm" svg:height="0.918cm" svg:x="5cm" svg:y="26.588cm">
          <draw:text-box>
            <text:p text:style-name="P2"><text:span text:style-name="T2">A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2" draw:display-name="Marker_2" svg:viewBox="0 0 20 22.25" svg:d="M10 0l-10 20c7 3 13 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08T09:54:31.000709095</dc:date>
    <dc:description/>
    <dc:language>fr-FR</dc:language>
    <dc:subject/>
    <dc:title/>
    <meta:creation-date>2017-01-06T01:36:35Z</meta:creation-date>
    <meta:initial-creator>AYRAULT Philippe</meta:initial-creator>
    <meta:keyword/>
    <meta:generator>LibreOffice/5.2.3.3$Linux_X86_64 LibreOffice_project/20$Build-3</meta:generator>
    <meta:editing-duration>PT10M3S</meta:editing-duration>
    <meta:editing-cycles>4</meta:editing-cycles>
    <meta:document-statistic meta:object-count="116"/>
    <meta:user-defined meta:name="category"/>
    <meta:user-defined meta:name="company">SYSTRA</meta:user-defined>
  </office:meta>
</office:document-meta>
</file>